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#ffff00"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ffff00"/>
    </style:style>
    <style:style style:name="ce4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transparent"/>
    </style:style>
    <style:style style:name="ce23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21" style:family="table-cell" style:parent-style-name="Default" style:data-style-name="N37">
      <style:text-properties fo:font-weight="bold" style:font-weight-asian="bold" style:font-weight-complex="bold"/>
    </style:style>
    <style:style style:name="ce49" style:family="table-cell" style:parent-style-name="Default" style:data-style-name="N37"/>
    <style:style style:name="ce32" style:family="table-cell" style:parent-style-name="Default" style:data-style-name="N37">
      <style:table-cell-properties fo:background-color="#ffff00"/>
    </style:style>
    <style:style style:name="ce8" style:family="table-cell" style:parent-style-name="Default">
      <style:table-cell-properties fo:wrap-option="wrap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fo:font-size="12pt" style:font-size-asian="12pt" style:font-size-complex="12pt"/>
    </style:style>
    <style:style style:name="ce66" style:family="table-cell" style:parent-style-name="Default">
      <style:table-cell-properties fo:background-color="#81d41a"/>
    </style:style>
    <style:style style:name="ce67" style:family="table-cell" style:parent-style-name="Default" style:data-style-name="N37">
      <style:table-cell-properties fo:background-color="#81d41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number-columns-repeated="16377"/>
        <table:table-row table:style-name="ro1">
          <table:table-cell table:style-name="ce20" office:value-type="string" calcext:value-type="string">
            <text:p>Week</text:p>
          </table:table-cell>
          <table:table-cell table:style-name="ce20" office:value-type="string" calcext:value-type="string">
            <text:p>Problem</text:p>
          </table:table-cell>
          <table:table-cell table:style-name="ce20" office:value-type="string" calcext:value-type="string">
            <text:p>LeetCode Link</text:p>
          </table:table-cell>
          <table:table-cell table:style-name="ce20" office:value-type="string" calcext:value-type="string">
            <text:p>Statu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2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2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2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2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2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2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2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2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2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2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2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2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2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2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2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2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2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2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2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2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2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2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2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2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2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2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2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2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2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2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2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2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8"/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2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2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2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2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3"/>
          <table:table-cell table:style-name="Default" table:number-columns-repeated="16377"/>
        </table:table-row>
        <table:table-row table:style-name="ro1" table:number-rows-repeated="2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 table:visibility="collapse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4">
          <table:table-cell table:style-name="ce24" office:value-type="string" calcext:value-type="string">
            <text:p>Algorithms to master</text:p>
          </table:table-cell>
          <table:table-cell table:style-name="ce24" office:value-type="string" calcext:value-type="string">
            <text:p>Progress </text:p>
          </table:table-cell>
          <table:table-cell table:style-name="ce24" office:value-type="string" calcext:value-type="string">
            <text:p>notes</text:p>
          </table:table-cell>
          <table:table-cell table:number-columns-repeated="4"/>
          <table:table-cell table:style-name="Default" table:number-columns-repeated="16377"/>
        </table:table-row>
        <table:table-row table:style-name="ro5">
          <table:table-cell table:style-name="ce28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2SUM / 3SUM / 4SUM (hashmap + two pointers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number-columns-repeated="5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Moore’s Voting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Juggling (array rotation, GCD-based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KMP (string matching)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Sliding Window basic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Binary Search variant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8" office:value-type="string" calcext:value-type="string">
            <text:p>Prefix Sum / Kadane → max subarray, stock profit, subarray sum = k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Now on to Sliding widnow as on 11/17/25</text:p>
          </table:table-cell>
          <table:table-cell table:number-columns-repeated="4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Greedy → interval problems, minimum jumps</text:p>
          </table:table-cell>
          <table:table-cell table:number-columns-repeated="6"/>
          <table:table-cell table:style-name="Default" table:number-columns-repeated="16377"/>
        </table:table-row>
        <table:table-row table:style-name="ro6">
          <table:table-cell table:style-name="ce28" office:value-type="string" calcext:value-type="string">
            <text:p>Binary Search on answer → min/max value problems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table:style-name="ce28" office:value-type="string" calcext:value-type="string">
            <text:p>Hashing → duplicates, anagrams</text:p>
          </table:table-cell>
          <table:table-cell table:number-columns-repeated="6"/>
          <table:table-cell table:style-name="Default" table:number-columns-repeated="16377"/>
        </table:table-row>
        <table:table-row table:style-name="ro7">
          <table:table-cell table:style-name="ce28" office:value-type="string" calcext:value-type="string">
            <text:p>Dynamic Programming → subsequences, knapsack, DP on strings</text:p>
          </table:table-cell>
          <table:table-cell table:number-columns-repeated="6"/>
          <table:table-cell table:style-name="Default" table:number-columns-repeated="16377"/>
        </table:table-row>
        <table:table-row table:style-name="ro1" table:number-rows-repeated="3">
          <table:table-cell table:style-name="Default"/>
          <table:table-cell table:number-columns-repeated="6"/>
          <table:table-cell table:style-name="Default" table:number-columns-repeated="16377"/>
        </table:table-row>
        <table:table-row table:style-name="ro1">
          <table:table-cell table:style-name="ce7" office:value-type="string" calcext:value-type="string">
            <text:p>serial no</text:p>
          </table:table-cell>
          <table:table-cell table:style-name="ce24" office:value-type="string" calcext:value-type="string">
            <text:p>Questions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Linked List three pointer</text:p>
          </table:table-cell>
          <table:table-cell table:style-name="ce24" office:value-type="string" calcext:value-type="string">
            <text:p>Revised on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6"/>
          <table:table-cell/>
          <table:table-cell table:style-name="ce21"/>
          <table:table-cell table:style-name="ce24"/>
          <table:table-cell table:number-columns-repeated="3"/>
          <table:table-cell table:style-name="Default" table:number-columns-repeated="16377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0" office:value-type="string" calcext:value-type="string">
            <text:p>53. Maximum Subarray</text:p>
          </table:table-cell>
          <table:table-cell table:style-name="ce49"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49" office:value-type="date" office:date-value="2025-10-04" calcext:value-type="date">
            <text:p>10/04/25</text:p>
          </table:table-cell>
          <table:table-cell table:style-name="ce49" office:value-type="date" office:date-value="2025-12-02" calcext:value-type="date">
            <text:p>12/02/25</text:p>
          </table:table-cell>
          <table:table-cell/>
          <table:table-cell table:style-name="Default" table:number-columns-repeated="16377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283. Move Zeroes</text:p>
          </table:table-cell>
          <table:table-cell table:style-name="ce49" office:value-type="date" office:date-value="2025-09-24" calcext:value-type="date">
            <text:p>09/24/25</text:p>
          </table:table-cell>
          <table:table-cell/>
          <table:table-cell table:style-name="ce49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1">
          <table:table-cell table:style-name="ce36" office:value-type="float" office:value="3" calcext:value-type="float">
            <text:p>3</text:p>
          </table:table-cell>
          <table:table-cell office:value-type="string" calcext:value-type="string">
            <text:p>268. Missing Number</text:p>
          </table:table-cell>
          <table:table-cell table:style-name="ce49" office:value-type="date" office:date-value="2025-09-25" calcext:value-type="date">
            <text:p>09/25/25</text:p>
          </table:table-cell>
          <table:table-cell/>
          <table:table-cell table:style-name="ce49" office:value-type="date" office:date-value="2025-10-04" calcext:value-type="date">
            <text:p>10/04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89 . Rotate array</text:p>
          </table:table-cell>
          <table:table-cell table:style-name="ce49" office:value-type="date" office:date-value="2025-09-25" calcext:value-type="date">
            <text:p>09/25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14 . Third Max Number</text:p>
          </table:table-cell>
          <table:table-cell table:style-name="ce49" office:value-type="date" office:date-value="2025-09-26" calcext:value-type="date">
            <text:p>09/26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table:style-name="ce49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ontains duplicate on NEET Code</text:p>
          </table:table-cell>
          <table:table-cell table:style-name="ce49" office:value-type="date" office:date-value="2025-09-27" calcext:value-type="date">
            <text:p>09/27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87. Find Duplicate</text:p>
          </table:table-cell>
          <table:table-cell table:style-name="ce49" office:value-type="date" office:date-value="2025-09-29" calcext:value-type="date">
            <text:p>09/29/25</text:p>
          </table:table-cell>
          <table:table-cell table:style-name="ce23" office:value-type="string" calcext:value-type="string">
            <text:p>do again with algo approach Floyd’s Cycle Dete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<text:a xlink:href="https://leetcode.com/problems/contains-duplicate/" xlink:type="simple">217. Contains Duplicate</text:a></text:p>
          </table:table-cell>
          <table:table-cell table:style-name="ce49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42. Anagram</text:p>
          </table:table-cell>
          <table:table-cell table:style-name="ce49" office:value-type="date" office:date-value="2025-09-29" calcext:value-type="date">
            <text:p>09/29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. Two sum</text:p>
          </table:table-cell>
          <table:table-cell table:style-name="ce49"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<text:a xlink:href="https://leetcode.com/problems/group-anagrams/" xlink:type="simple">49. Group Anagrams</text:a></text:p>
          </table:table-cell>
          <table:table-cell table:style-name="ce49" office:value-type="date" office:date-value="2025-10-01" calcext:value-type="date">
            <text:p>10/01/25</text:p>
          </table:table-cell>
          <table:table-cell table:number-columns-repeated="4"/>
          <table:table-cell table:style-name="Default" table:number-columns-repeated="16377"/>
        </table:table-row>
        <table:table-row table:style-name="ro2">
          <table:table-cell table:style-name="ce22" office:value-type="float" office:value="13" calcext:value-type="float">
            <text:p>13</text:p>
          </table:table-cell>
          <table:table-cell table:style-name="ce27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32" office:value-type="date" office:date-value="2025-10-01" calcext:value-type="date">
            <text:p>10/01/25</text:p>
          </table:table-cell>
          <table:table-cell table:style-name="ce34" office:value-type="string" calcext:value-type="string">
            <text:p>hashing and sortin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383 (Ransom Note)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387 (First Unique Character)</text:p>
          </table:table-cell>
          <table:table-cell table:style-name="ce49"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prefix_sum</text:p>
          </table:table-cell>
          <table:table-cell table:style-name="ce49"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238. Product of Array Except Self</text:p>
          </table:table-cell>
          <table:table-cell table:style-name="ce49"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49" office:value-type="date" office:date-value="2025-11-07" calcext:value-type="date">
            <text:p>11/07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table:style-name="ce22" office:value-type="float" office:value="19" calcext:value-type="float">
            <text:p>19</text:p>
          </table:table-cell>
          <table:table-cell table:style-name="ce34" office:value-type="string" calcext:value-type="string">
            <text:p>560 Subarray sum equals to k</text:p>
          </table:table-cell>
          <table:table-cell table:style-name="ce32" office:value-type="date" office:date-value="2025-10-09" calcext:value-type="date">
            <text:p>10/09/25</text:p>
          </table:table-cell>
          <table:table-cell table:style-name="ce34" office:value-type="string" calcext:value-type="string">
            <text:p>Prefix + Hashmap logic + counting</text:p>
          </table:table-cell>
          <table:table-cell table:style-name="ce49" office:value-type="date" office:date-value="2025-10-16" calcext:value-type="date">
            <text:p>10/16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table:style-name="ce49"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<text:a xlink:href="https://leetcode.com/problems/find-pivot-index/" xlink:type="simple">724. Find Pivot Index</text:a></text:p>
          </table:table-cell>
          <table:table-cell table:style-name="ce49"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49" office:value-type="date" office:date-value="2025-12-03" calcext:value-type="date">
            <text:p>12/0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table:style-name="ce49"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table:style-name="ce49"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table:style-name="ce49"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<text:a xlink:href="https://leetcode.com/problems/3sum/" xlink:type="simple">15. 3Sum</text:a></text:p>
          </table:table-cell>
          <table:table-cell table:style-name="ce49"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2" calcext:value-type="date">
            <text:p>11/22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Sort Colors (DNF)</text:p>
          </table:table-cell>
          <table:table-cell table:style-name="ce49"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49" office:value-type="date" office:date-value="2025-11-23" calcext:value-type="date">
            <text:p>11/23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table:style-name="ce49"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43" office:value-type="string" calcext:value-type="string">
            <text:p><text:span text:style-name="T1">Max Sum Subarray of size K  </text:span><text:span text:style-name="T2">G4g</text:span></text:p>
          </table:table-cell>
          <table:table-cell table:style-name="ce49"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49" office:value-type="date" office:date-value="2025-11-20" calcext:value-type="date">
            <text:p>11/20/25</text:p>
          </table:table-cell>
          <table:table-cell table:number-columns-repeated="2"/>
          <table:table-cell table:style-name="Default" table:number-columns-repeated="16377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25" office:value-type="string" calcext:value-type="string">
            <text:p>Fruits into Baskets</text:p>
          </table:table-cell>
          <table:table-cell table:style-name="ce49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25" office:value-type="string" calcext:value-type="string">
            <text:p>Longest Substring with K Distinct Characters</text:p>
          </table:table-cell>
          <table:table-cell table:style-name="ce49"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43" office:value-type="string" calcext:value-type="string">
            <text:p>First negative in every window of size k</text:p>
          </table:table-cell>
          <table:table-cell table:style-name="ce49"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table:style-name="ce49"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3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table:style-name="ce49"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table:style-name="ce49"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<text:a xlink:href="https://leetcode.com/problems/linked-list-cycle/" xlink:type="simple">141. Linked List Cycle</text:a></text:p>
          </table:table-cell>
          <table:table-cell table:style-name="ce49"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table:style-name="ce49"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<text:a xlink:href="https://leetcode.com/problems/happy-number/" xlink:type="simple">202. Happy Number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<text:a xlink:href="https://leetcode.com/problems/reverse-linked-list/" xlink:type="simple">206. Reverse Linked List</text:a></text:p>
          </table:table-cell>
          <table:table-cell table:style-name="ce49"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43" office:value-type="string" calcext:value-type="string">
            <text:p>Smallest sum contiguous subarray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table:style-name="ce49"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table:style-name="ce49"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table:style-name="ce49"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table:style-name="ce49"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46" calcext:value-type="float">
            <text:p>46</text:p>
          </table:table-cell>
          <table:table-cell table:style-name="ce27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32" office:value-type="date" office:date-value="2025-12-05" calcext:value-type="date">
            <text:p>12/05/25</text:p>
          </table:table-cell>
          <table:table-cell table:style-name="ce34" office:value-type="string" calcext:value-type="string">
            <text:p>prefix and hashmap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<text:a xlink:href="https://leetcode.com/problems/continuous-subarray-sum/" xlink:type="simple">523. Continuous Subarray Sum</text:a></text:p>
          </table:table-cell>
          <table:table-cell table:style-name="ce49"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table:style-name="ce49"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<text:a xlink:href="https://leetcode.com/problems/merge-intervals/" xlink:type="simple">56. Merge Intervals</text:a></text:p>
          </table:table-cell>
          <table:table-cell table:style-name="ce49"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<text:a xlink:href="https://leetcode.com/problems/insert-interval/" xlink:type="simple">57. Insert Interval</text:a></text:p>
          </table:table-cell>
          <table:table-cell table:style-name="ce49"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43" office:value-type="string" calcext:value-type="string">
            <text:p>Meeting Rooms II</text:p>
          </table:table-cell>
          <table:table-cell table:style-name="ce49"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table:style-name="ce22" office:value-type="float" office:value="52" calcext:value-type="float">
            <text:p>52</text:p>
          </table:table-cell>
          <table:table-cell table:style-name="ce27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32" office:value-type="date" office:date-value="2025-12-10" calcext:value-type="date">
            <text:p>12/10/25</text:p>
          </table:table-cell>
          <table:table-cell table:style-name="ce34" office:value-type="string" calcext:value-type="string">
            <text:p>merge intervals/two pointers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28" office:value-type="string" calcext:value-type="string">
            <text:p><text:a xlink:href="https://leetcode.com/problems/reverse-string/" xlink:type="simple">344. Reverse String</text:a></text:p>
          </table:table-cell>
          <table:table-cell table:style-name="ce49"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28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table:style-name="ce49"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28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table:style-name="ce49"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28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table:style-name="ce49"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28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table:style-name="ce49"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28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table:style-name="ce49"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28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table:style-name="ce49"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43" office:value-type="string" calcext:value-type="string">
            <text:p>Previous Greater Element</text:p>
          </table:table-cell>
          <table:table-cell table:style-name="ce49"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28" office:value-type="string" calcext:value-type="string">
            <text:p><text:a xlink:href="https://leetcode.com/problems/daily-temperatures/" xlink:type="simple">739. Daily Temperatures</text:a></text:p>
          </table:table-cell>
          <table:table-cell table:style-name="ce49"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3"/>
          <table:table-cell table:style-name="Default" table:number-columns-repeated="16377"/>
        </table:table-row>
        <table:table-row table:style-name="ro2">
          <table:table-cell office:value-type="float" office:value="62" calcext:value-type="float">
            <text:p>6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3" calcext:value-type="float">
            <text:p>6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6" calcext:value-type="float">
            <text:p>6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7" calcext:value-type="float">
            <text:p>6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8" calcext:value-type="float">
            <text:p>6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69" calcext:value-type="float">
            <text:p>6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0" calcext:value-type="float">
            <text:p>7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1" calcext:value-type="float">
            <text:p>7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2" calcext:value-type="float">
            <text:p>7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3" calcext:value-type="float">
            <text:p>7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4" calcext:value-type="float">
            <text:p>7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5" calcext:value-type="float">
            <text:p>7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6" calcext:value-type="float">
            <text:p>7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7" calcext:value-type="float">
            <text:p>7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8" calcext:value-type="float">
            <text:p>7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79" calcext:value-type="float">
            <text:p>7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0" calcext:value-type="float">
            <text:p>8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1" calcext:value-type="float">
            <text:p>8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2" calcext:value-type="float">
            <text:p>8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3" calcext:value-type="float">
            <text:p>8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4" calcext:value-type="float">
            <text:p>8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5" calcext:value-type="float">
            <text:p>8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6" calcext:value-type="float">
            <text:p>8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7" calcext:value-type="float">
            <text:p>8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8" calcext:value-type="float">
            <text:p>8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89" calcext:value-type="float">
            <text:p>8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1" calcext:value-type="float">
            <text:p>91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2" calcext:value-type="float">
            <text:p>92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3" calcext:value-type="float">
            <text:p>93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4" calcext:value-type="float">
            <text:p>94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5" calcext:value-type="float">
            <text:p>95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6" calcext:value-type="float">
            <text:p>96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7" calcext:value-type="float">
            <text:p>97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8" calcext:value-type="float">
            <text:p>98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99" calcext:value-type="float">
            <text:p>99</text:p>
          </table:table-cell>
          <table:table-cell table:number-columns-repeated="6"/>
          <table:table-cell table:style-name="Default" table:number-columns-repeated="16377"/>
        </table:table-row>
        <table:table-row table:style-name="ro2">
          <table:table-cell office:value-type="float" office:value="100" calcext:value-type="float">
            <text:p>100</text:p>
          </table:table-cell>
          <table:table-cell table:number-columns-repeated="6"/>
          <table:table-cell table:style-name="Default" table:number-columns-repeated="16377"/>
        </table:table-row>
      </table:table>
      <table:table table:name="to do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28" office:value-type="string" calcext:value-type="string">
            <text:p>To Do</text:p>
          </table:table-cell>
          <table:table-cell/>
        </table:table-row>
        <table:table-row table:style-name="ro2">
          <table:table-cell table:style-name="ce28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28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28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28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28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28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1" table:number-rows-repeated="34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57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3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60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3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28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49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61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28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64"/>
        <table:table-column table:style-name="co15" table:default-cell-style-name="ce64"/>
        <table:table-column table:style-name="co9" table:default-cell-style-name="ce64"/>
        <table:table-column table:style-name="co9" table:number-columns-repeated="16381"/>
        <table:table-row table:style-name="ro11">
          <table:table-cell table:style-name="ce62" office:value-type="string" calcext:value-type="string">
            <text:p>Questions</text:p>
          </table:table-cell>
          <table:table-cell table:style-name="ce62" office:value-type="string" calcext:value-type="string">
            <text:p>Covers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60. Subarray Sum Equals K</text:p>
          </table:table-cell>
          <table:table-cell table:style-name="ce63" office:value-type="string" calcext:value-type="string">
            <text:p>Prefix sum + HashMap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25. Contiguous Array</text:p>
          </table:table-cell>
          <table:table-cell table:style-name="ce63" office:value-type="string" calcext:value-type="string">
            <text:p>Prefix sum + balancing logic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974. Subarray Sums Divisible by K</text:p>
          </table:table-cell>
          <table:table-cell table:style-name="ce63" office:value-type="string" calcext:value-type="string">
            <text:p>Modulo + prefix hash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36. Valid Sudoku</text:p>
          </table:table-cell>
          <table:table-cell table:style-name="ce63" office:value-type="string" calcext:value-type="string">
            <text:p>HashMap of sets (2D logic)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28. Longest Consecutive Sequence</text:p>
          </table:table-cell>
          <table:table-cell table:style-name="ce63" office:value-type="string" calcext:value-type="string">
            <text:p>HashSet streak logic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5. 3Sum</text:p>
          </table:table-cell>
          <table:table-cell table:style-name="ce63" office:value-type="string" calcext:value-type="string">
            <text:p>Sorting + Hashing hybrid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18. 4Sum</text:p>
          </table:table-cell>
          <table:table-cell table:style-name="ce63" office:value-type="string" calcext:value-type="string">
            <text:p>Advanced 3Sum varian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380. Insert Delete GetRandom O(1)</text:p>
          </table:table-cell>
          <table:table-cell table:style-name="ce63" office:value-type="string" calcext:value-type="string">
            <text:p>HashMap + list manipulation</text:p>
          </table:table-cell>
          <table:table-cell/>
          <table:table-cell table:style-name="ce64" table:number-columns-repeated="16381"/>
        </table:table-row>
        <table:table-row table:style-name="ro12">
          <table:table-cell table:style-name="ce63" office:value-type="string" calcext:value-type="string">
            <text:p>3. Longest Substring Without Repeating Characters</text:p>
          </table:table-cell>
          <table:table-cell table:style-name="ce63" office:value-type="string" calcext:value-type="string">
            <text:p>Window + se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76. Minimum Window Substring</text:p>
          </table:table-cell>
          <table:table-cell table:style-name="ce63" office:value-type="string" calcext:value-type="string">
            <text:p>Two maps + window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567. Permutation in String</text:p>
          </table:table-cell>
          <table:table-cell table:style-name="ce63" office:value-type="string" calcext:value-type="string">
            <text:p>Anagram + window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438. Find All Anagrams in a String</text:p>
          </table:table-cell>
          <table:table-cell table:style-name="ce63" office:value-type="string" calcext:value-type="string">
            <text:p>Hashing + window patter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451. Sort Characters By Frequency</text:p>
          </table:table-cell>
          <table:table-cell table:style-name="ce63" office:value-type="string" calcext:value-type="string">
            <text:p>Hash + sort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692. Top K Frequent Words</text:p>
          </table:table-cell>
          <table:table-cell table:style-name="ce63" office:value-type="string" calcext:value-type="string">
            <text:p>Hash + sort by conditio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02. Happy Number</text:p>
          </table:table-cell>
          <table:table-cell table:style-name="ce63" office:value-type="string" calcext:value-type="string">
            <text:p>Hash cycle detection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90. Word Pattern</text:p>
          </table:table-cell>
          <table:table-cell table:style-name="ce63" office:value-type="string" calcext:value-type="string">
            <text:p>Two-way mapping</text:p>
          </table:table-cell>
          <table:table-cell/>
          <table:table-cell table:style-name="ce64" table:number-columns-repeated="16381"/>
        </table:table-row>
        <table:table-row table:style-name="ro11">
          <table:table-cell table:style-name="ce63" office:value-type="string" calcext:value-type="string">
            <text:p>205. Isomorphic Strings</text:p>
          </table:table-cell>
          <table:table-cell table:style-name="ce63" office:value-type="string" calcext:value-type="string">
            <text:p>Hash both sides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2"/>
          <table:table-cell table:style-name="ce64" table:number-columns-repeated="16381"/>
        </table:table-row>
        <table:table-row table:style-name="ro13">
          <table:table-cell table:number-columns-repeated="3"/>
          <table:table-cell table:style-name="ce64" table:number-columns-repeated="16381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2">
          <table:table-cell table:style-name="ce28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/>
          <table:table-cell table:style-name="ce64" table:number-columns-repeated="16381"/>
        </table:table-row>
        <table:table-row table:style-name="ro13" table:number-rows-repeated="1048546">
          <table:table-cell table:number-columns-repeated="3"/>
          <table:table-cell table:style-name="ce64" table:number-columns-repeated="16381"/>
        </table:table-row>
        <table:table-row table:style-name="ro13">
          <table:table-cell table:number-columns-repeated="3"/>
          <table:table-cell table:style-name="ce64" table:number-columns-repeated="16381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20" office:value-type="string" calcext:value-type="string">
            <text:p>Date</text:p>
          </table:table-cell>
          <table:table-cell table:style-name="ce20" office:value-type="string" calcext:value-type="string">
            <text:p>Week</text:p>
          </table:table-cell>
          <table:table-cell table:style-name="ce20" office:value-type="string" calcext:value-type="string">
            <text:p>Focus Area</text:p>
          </table:table-cell>
          <table:table-cell table:style-name="ce20" office:value-type="string" calcext:value-type="string">
            <text:p>Topic / Problem</text:p>
          </table:table-cell>
          <table:table-cell table:style-name="ce20" office:value-type="string" calcext:value-type="string">
            <text:p>Status</text:p>
          </table:table-cell>
          <table:table-cell table:style-name="ce24" office:value-type="string" calcext:value-type="string">
            <text:p>Completed On</text:p>
          </table:table-cell>
        </table:table-row>
        <table:table-row table:style-name="ro1">
          <table:table-cell table:style-name="ce66" office:value-type="string" calcext:value-type="string">
            <text:p>12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Pair with Target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1" calcext:value-type="date">
            <text:p>11/11/25</text:p>
          </table:table-cell>
        </table:table-row>
        <table:table-row table:style-name="ro1">
          <table:table-cell table:style-name="ce66" office:value-type="string" calcext:value-type="string">
            <text:p>13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Remove Duplicate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2" calcext:value-type="date">
            <text:p>11/12/25</text:p>
          </table:table-cell>
        </table:table-row>
        <table:table-row table:style-name="ro1">
          <table:table-cell table:style-name="ce66" office:value-type="string" calcext:value-type="string">
            <text:p>14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Squaring a Sorted Array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table:style-name="ce66" office:value-type="string" calcext:value-type="string">
            <text:p>15-Nov-2025</text:p>
          </table:table-cell>
          <table:table-cell table:style-name="ce66" office:value-type="string" calcext:value-type="string">
            <text:p>Week 1</text:p>
          </table:table-cell>
          <table:table-cell table:style-name="ce66" office:value-type="string" calcext:value-type="string">
            <text:p>Arrays + Two Pointers</text:p>
          </table:table-cell>
          <table:table-cell table:style-name="ce66" office:value-type="string" calcext:value-type="string">
            <text:p>Triplet Sum to Zero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66" office:value-type="string" calcext:value-type="string">
            <text:p>19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Maximum Sum Subarray of Size K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0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Smallest Subarray with Given Sum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7" calcext:value-type="date">
            <text:p>11/17/25</text:p>
          </table:table-cell>
        </table:table-row>
        <table:table-row table:style-name="ro1">
          <table:table-cell table:style-name="ce66" office:value-type="string" calcext:value-type="string">
            <text:p>21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Fruits into Basket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table:style-name="ce66" office:value-type="string" calcext:value-type="string">
            <text:p>22-Nov-2025</text:p>
          </table:table-cell>
          <table:table-cell table:style-name="ce66" office:value-type="string" calcext:value-type="string">
            <text:p>Week 2</text:p>
          </table:table-cell>
          <table:table-cell table:style-name="ce66" office:value-type="string" calcext:value-type="string">
            <text:p>Sliding Window + Hash Maps</text:p>
          </table:table-cell>
          <table:table-cell table:style-name="ce66" office:value-type="string" calcext:value-type="string">
            <text:p>Longest Substring with K Distinct Characters</text:p>
          </table:table-cell>
          <table:table-cell table:style-name="ce66" office:value-type="string" calcext:value-type="string">
            <text:p>Done</text:p>
          </table:table-cell>
          <table:table-cell table:style-name="ce67" office:value-type="date" office:date-value="2025-11-18" calcext:value-type="date">
            <text:p>11/18/25</text:p>
          </table:table-cell>
        </table:table-row>
        <table:table-row table:style-name="ro1">
          <table:table-cell office:value-type="string" calcext:value-type="string">
            <text:p>23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First Non-Repeating Charact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4-Nov-2025</text:p>
          </table:table-cell>
          <table:table-cell office:value-type="string" calcext:value-type="string">
            <text:p>Week 2</text:p>
          </table:table-cell>
          <table:table-cell office:value-type="string" calcext:value-type="string">
            <text:p>Sliding Window + Hash Maps</text:p>
          </table:table-cell>
          <table:table-cell office:value-type="string" calcext:value-type="string">
            <text:p>Ransom Not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5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erge Interval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6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sert Interv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7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Interval Intersec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8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Linked List Cyc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29-Nov-2025</text:p>
          </table:table-cell>
          <table:table-cell office:value-type="string" calcext:value-type="string">
            <text:p>Week 3</text:p>
          </table:table-cell>
          <table:table-cell office:value-type="string" calcext:value-type="string">
            <text:p>Merge Intervals + Fast &amp; Slow Pointers</text:p>
          </table:table-cell>
          <table:table-cell office:value-type="string" calcext:value-type="string">
            <text:p>Middle of LinkedLis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3" office:value-type="string" calcext:value-type="string">
            <text:p>Focus Topics( week 1 )</text:p>
          </table:table-cell>
          <table:table-cell table:style-name="ce43" office:value-type="string" calcext:value-type="string">
            <text:p>🎯 Focus Topics (week 2)</text:p>
          </table:table-cell>
          <table:table-cell table:style-name="ce43" office:value-type="string" calcext:value-type="string">
            <text:p>Focus Topics( week 3)</text:p>
          </table:table-cell>
          <table:table-cell table:style-name="ce43" office:value-type="string" calcext:value-type="string">
            <text:p>Focus Topics(week 4)</text:p>
          </table:table-cell>
          <table:table-cell table:style-name="ce43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28" office:value-type="string" calcext:value-type="string">
            <text:p>Array basics: traversal, prefix, suffix</text:p>
          </table:table-cell>
          <table:table-cell table:style-name="ce28" office:value-type="string" calcext:value-type="string">
            <text:p>Sliding Window (fixed + variable)</text:p>
          </table:table-cell>
          <table:table-cell table:style-name="ce28" office:value-type="string" calcext:value-type="string">
            <text:p>Interval merging &amp; insertion</text:p>
          </table:table-cell>
          <table:table-cell table:style-name="ce28" office:value-type="string" calcext:value-type="string">
            <text:p>Tree BFS / DFS</text:p>
          </table:table-cell>
          <table:table-cell table:style-name="ce28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28" office:value-type="string" calcext:value-type="string">
            <text:p>Two Pointer Pattern</text:p>
          </table:table-cell>
          <table:table-cell table:style-name="ce28" office:value-type="string" calcext:value-type="string">
            <text:p>Hash Map counting</text:p>
          </table:table-cell>
          <table:table-cell table:style-name="ce28" office:value-type="string" calcext:value-type="string">
            <text:p>Linked List cycle logic</text:p>
          </table:table-cell>
          <table:table-cell table:style-name="ce28" office:value-type="string" calcext:value-type="string">
            <text:p>Stack usage (balanced, next greater)</text:p>
          </table:table-cell>
          <table:table-cell table:style-name="ce28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28" office:value-type="string" calcext:value-type="string">
            <text:p>Basic Searching / Sorting (concepts only)</text:p>
          </table:table-cell>
          <table:table-cell table:style-name="ce28" office:value-type="string" calcext:value-type="string">
            <text:p>Frequency-based subarray problems</text:p>
          </table:table-cell>
          <table:table-cell table:style-name="ce28" office:value-type="string" calcext:value-type="string">
            <text:p>Range overlapping</text:p>
          </table:table-cell>
          <table:table-cell table:style-name="ce28" office:value-type="string" calcext:value-type="string">
            <text:p>Graph traversal (conceptually)</text:p>
          </table:table-cell>
          <table:table-cell table:style-name="ce28" office:value-type="string" calcext:value-type="string">
            <text:p>Optimized searching patter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7:45:04.7398042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3T04:27:13</meta:creation-date>
    <dc:date>2025-12-17T18:00:23.421141536</dc:date>
    <meta:generator>LibreOffice/25.8.3.2$Linux_X86_64 LibreOffice_project/69c620f4d99e06f4c05a0e551b1b572b8c7ede69</meta:generator>
    <meta:editing-duration>P3DT15H21S</meta:editing-duration>
    <meta:editing-cycles>150</meta:editing-cycles>
    <meta:document-statistic meta:table-count="6" meta:cell-count="761" meta:object-count="0"/>
    <meta:user-defined meta:name="AppVersion">12.0000</meta:user-defined>
  </office:meta>
</office:document-meta>
</file>